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7606in" svg:y="4.2437in">
            <draw:object draw:notify-on-update-of-ranges="Sheet1.I33:Sheet1.I38 Sheet1.J33:Sheet1.J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Максимальная ширина при 0.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Установили 0.25 на второй щели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Чёткое изображние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string" calcext:value-type="string">
            <text:p>На 5ти полоска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дна чёрная полоса</text:p>
          </table:table-cell>
          <table:table-cell/>
          <table:table-cell office:value-type="float" office:value="27.4" calcext:value-type="float">
            <text:p>27.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Окулрная шкала микроскопа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Ширина щели 2.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Ширина щели через микроскоп 0.6 условных единиц</text:p>
          </table:table-cell>
          <table:table-cell table:number-columns-repeated="4"/>
          <table:table-cell office:value-type="string" calcext:value-type="string">
            <text:p>Фокусные расстояния линз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5" calcext:value-type="float">
            <text:p>26.5</text:p>
          </table:table-cell>
          <table:table-cell table:number-columns-repeated="5"/>
          <table:table-cell office:value-type="string" calcext:value-type="string">
            <text:p>11см вблизи</text:p>
          </table:table-cell>
          <table:table-cell office:value-type="string" calcext:value-type="string">
            <text:p>10.8см вдали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3" calcext:value-type="float">
            <text:p>26.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15" calcext:value-type="float">
            <text:p>26.1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1" calcext:value-type="float">
            <text:p>26.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ри изменении толщины щели, увеличивалось кол-во полосок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оответсвенно и ширина щели. Причем расстояния между тёмными полосам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е менялось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одобрать z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Измеряем дифракционные минимум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ередна</text:p>
          </table:table-cell>
          <table:table-cell office:value-type="float" office:value="1.36" calcext:value-type="float">
            <text:p>1.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ВЕ ЩЕЛ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 между самыми тёмными полосками</text:p>
          </table:table-cell>
          <table:table-cell table:number-columns-repeated="4"/>
          <table:table-cell office:value-type="string" calcext:value-type="string">
            <text:p>Цена верхнего деления микроскопа 0.02 м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Середина 1.8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1" calcext:value-type="float">
            <text:p>2.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.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4" calcext:value-type="float">
            <text:p>3.24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Ширина входнй щели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41]+[.$G$41]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.5 в микроскопе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H42]+[.$G$4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H43]+[.$G$4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B_0 = 3.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H44]+[.$G$41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H45]+[.$G$4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ГГГГГГГГГГГГГГГГГГГГГГГГГГГГГГГГГГГГГГГг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H46]+[.$G$41]"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Толщина 2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В конце когда всё убрали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олщина щеом 0.26 щели</text:p>
          </table:table-cell>
          <table:table-cell table:number-columns-repeated="5"/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жду щелями 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$B$49] * [.A45]* [.$H$31]/[.B45]" office:value-type="float" office:value="24969.6" calcext:value-type="float">
            <text:p>24969.6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formula="of:=[.$B$49] * [.A46]* [.$H$31]/[.B46]" office:value-type="float" office:value="25479.1836734694" calcext:value-type="float">
            <text:p>25479.183673469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table:formula="of:=[.$B$49] * [.A47]* [.$H$31]/[.B47]" office:value-type="float" office:value="27540" calcext:value-type="float">
            <text:p>2754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2:51:29.36534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15:23.510780025</meta:creation-date>
    <dc:date>2021-03-14T14:54:42.048327899</dc:date>
    <meta:editing-duration>PT59M56S</meta:editing-duration>
    <meta:editing-cycles>2</meta:editing-cycles>
    <meta:generator>LibreOffice/6.4.6.2$Linux_X86_64 LibreOffice_project/40$Build-2</meta:generator>
    <meta:document-statistic meta:table-count="1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Зависимость ширины зоны Френеля от номера</text:p>
        </chart:title>
        <chart:plot-area chart:style-name="ch3" table:cell-range-address="Sheet1.I33:Sheet1.J38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8.315cm" svg:y="8.019cm" chart:style-name="ch5">
              <text:p>m</text:p>
            </chart:title>
          </chart:axis>
          <chart:axis chart:dimension="y" chart:name="primary-y" chart:style-name="ch4">
            <chart:title svg:x="0.451cm" svg:y="5.143cm" chart:style-name="ch6">
              <text:p>2z, мкм</text:p>
            </chart:title>
            <chart:grid chart:style-name="ch7" chart:class="major"/>
          </chart:axis>
          <chart:series chart:style-name="ch8" chart:values-cell-range-address="Sheet1.J33:Sheet1.J38" chart:label-cell-address=" " chart:class="chart:scatter">
            <chart:domain table:cell-range-address="Sheet1.I33:Sheet1.I3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2z</text:p>
                <draw:g>
                  <svg:desc> 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33:Sheet1.I38</svg:desc>
                </draw:g>
              </table:table-cell>
              <table:table-cell office:value-type="float" office:value="250">
                <text:p>250</text:p>
                <draw:g>
                  <svg:desc>Sheet1.J33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